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/>
    <style:style style:name="ce2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514.86pt" svg:y="53.26pt">
            <loext:p draw:notify-on-update-of-ranges="Sheet1.A1:Sheet1.A1 Sheet1.B1:Sheet1.E1 Sheet1.A2:Sheet1.A2 Sheet1.B2:Sheet1.E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84.81pt" svg:y="383.81pt">
            <loext:p draw:notify-on-update-of-ranges="Sheet1.B6:Sheet1.B21 Sheet1.C6:Sheet1.C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453.46pt" svg:height="255.23pt" svg:x="549.47pt" svg:y="390.78pt">
            <loext:p draw:notify-on-update-of-ranges="Sheet1.R2:Sheet1.R8 Sheet1.U2:Sheet1.U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46pt" svg:height="255.23pt" svg:x="1027.9pt" svg:y="390.02pt">
            <loext:p draw:notify-on-update-of-ranges="Sheet1.B6:Sheet1.B20 Sheet1.G6:Sheet1.G2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2"/>
        <table:table-column table:style-name="co1" table:number-columns-repeated="14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table:style-name="Default" office:value-type="string" calcext:value-type="string">
            <text:p>E</text:p>
          </table:table-cell>
          <table:table-cell table:style-name="Default" office:value-type="float" office:value="662" calcext:value-type="float">
            <text:p>662</text:p>
          </table:table-cell>
          <table:table-cell office:value-type="float" office:value="1173" calcext:value-type="float">
            <text:p>1173</text:p>
          </table:table-cell>
          <table:table-cell office:value-type="float" office:value="1332" calcext:value-type="float">
            <text:p>1332</text:p>
          </table:table-cell>
          <table:table-cell office:value-type="float" office:value="1461" calcext:value-type="float">
            <text:p>1461</text:p>
          </table:table-cell>
          <table:table-cell office:value-type="string" calcext:value-type="string">
            <text:p>2614 keV</text:p>
          </table:table-cell>
          <table:table-cell/>
          <table:table-cell office:value-type="string" calcext:value-type="string">
            <text:p>Settings: 810V, 32+7 Gain</text:p>
          </table:table-cell>
          <table:table-cell table:number-columns-repeated="8"/>
          <table:table-cell table:style-name="Default" office:value-type="string" calcext:value-type="string">
            <text:p>Time of Day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Net 843</text:p>
          </table:table-cell>
          <table:table-cell office:value-type="string" calcext:value-type="string">
            <text:p>Error 843</text:p>
          </table:table-cell>
          <table:table-cell office:value-type="string" calcext:value-type="string">
            <text:p>Net 1014</text:p>
          </table:table-cell>
          <table:table-cell office:value-type="string" calcext:value-type="string">
            <text:p>Error 1014</text:p>
          </table:table-cell>
          <table:table-cell office:value-type="string" calcext:value-type="string">
            <text:p>Net 1779</text:p>
          </table:table-cell>
          <table:table-cell office:value-type="string" calcext:value-type="string">
            <text:p>Error 1779</text:p>
          </table:table-cell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float" office:value="302" calcext:value-type="float">
            <text:p>302</text:p>
          </table:table-cell>
          <table:table-cell office:value-type="float" office:value="522" calcext:value-type="float">
            <text:p>522</text:p>
          </table:table-cell>
          <table:table-cell office:value-type="float" office:value="591" calcext:value-type="float">
            <text:p>591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Didn’t do it my dood</text:p>
          </table:table-cell>
          <table:table-cell table:number-columns-repeated="3"/>
          <table:table-cell office:value-type="string" calcext:value-type="string">
            <text:p>E</text:p>
          </table:table-cell>
          <table:table-cell office:value-type="float" office:value="843" calcext:value-type="float">
            <text:p>843</text:p>
          </table:table-cell>
          <table:table-cell office:value-type="float" office:value="1014" calcext:value-type="float">
            <text:p>1014</text:p>
          </table:table-cell>
          <table:table-cell office:value-type="float" office:value="1779" calcext:value-type="float">
            <text:p>1779</text:p>
          </table:table-cell>
          <table:table-cell table:number-columns-repeated="3"/>
          <table:table-cell table:formula="of:=TIME(9;51;43)" office:value-type="time" office:time-value="PT09H51M43S" calcext:value-type="time">
            <text:p>09:51:43 AM</text:p>
          </table:table-cell>
          <table:table-cell table:formula="of:=([.Q2]-[.$Q$2])*24*60*60" office:value-type="float" office:value="0" calcext:value-type="float">
            <text:p>0</text:p>
          </table:table-cell>
          <table:table-cell office:value-type="float" office:value="2293" calcext:value-type="float">
            <text:p>2293</text:p>
          </table:table-cell>
          <table:table-cell office:value-type="float" office:value="156" calcext:value-type="float">
            <text:p>156</text:p>
          </table:table-cell>
          <table:table-cell office:value-type="float" office:value="563" calcext:value-type="float">
            <text:p>563</text:p>
          </table:table-cell>
          <table:table-cell office:value-type="float" office:value="132" calcext:value-type="float">
            <text:p>132</text:p>
          </table:table-cell>
          <table:table-cell office:value-type="float" office:value="102" calcext:value-type="float">
            <text:p>10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table:style-name="Default"/>
          <table:table-cell table:number-columns-repeated="5"/>
          <table:table-cell office:value-type="string" calcext:value-type="string">
            <text:p>65-bin for peak width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380" calcext:value-type="float">
            <text:p>380</text:p>
          </table:table-cell>
          <table:table-cell office:value-type="float" office:value="453" calcext:value-type="float">
            <text:p>453</text:p>
          </table:table-cell>
          <table:table-cell office:value-type="float" office:value="786" calcext:value-type="float">
            <text:p>786</text:p>
          </table:table-cell>
          <table:table-cell table:number-columns-repeated="3"/>
          <table:table-cell table:formula="of:=TIME(9;54;15)" office:value-type="time" office:time-value="PT09H54M15S" calcext:value-type="time">
            <text:p>09:54:15 AM</text:p>
          </table:table-cell>
          <table:table-cell table:formula="of:=([.Q3]-[.$Q$2])*24*60*60" office:value-type="float" office:value="151.999999999998" calcext:value-type="float">
            <text:p>152</text:p>
          </table:table-cell>
          <table:table-cell office:value-type="float" office:value="1823" calcext:value-type="float">
            <text:p>1823</text:p>
          </table:table-cell>
          <table:table-cell office:value-type="float" office:value="148" calcext:value-type="float">
            <text:p>148</text:p>
          </table:table-cell>
          <table:table-cell office:value-type="float" office:value="492" calcext:value-type="float">
            <text:p>492</text:p>
          </table:table-cell>
          <table:table-cell office:value-type="float" office:value="128" calcext:value-type="float">
            <text:p>128</text:p>
          </table:table-cell>
          <table:table-cell office:value-type="float" office:value="163" calcext:value-type="float">
            <text:p>16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CYLINDER MEASUREMENTS</text:p>
          </table:table-cell>
          <table:table-cell table:number-columns-repeated="12"/>
          <table:table-cell table:formula="of:=TIME(9;56;29)" office:value-type="time" office:time-value="PT09H56M29S" calcext:value-type="time">
            <text:p>09:56:29 AM</text:p>
          </table:table-cell>
          <table:table-cell table:formula="of:=([.Q4]-[.$Q$2])*24*60*60" office:value-type="float" office:value="285.999999999998" calcext:value-type="float">
            <text:p>286</text:p>
          </table:table-cell>
          <table:table-cell office:value-type="float" office:value="1759" calcext:value-type="float">
            <text:p>1759</text:p>
          </table:table-cell>
          <table:table-cell office:value-type="float" office:value="141" calcext:value-type="float">
            <text:p>141</text:p>
          </table:table-cell>
          <table:table-cell office:value-type="float" office:value="459" calcext:value-type="float">
            <text:p>459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style-name="Default" office:value-type="string" calcext:value-type="string">
            <text:p>Time of day</text:p>
          </table:table-cell>
          <table:table-cell table:style-name="Default" office:value-type="string" calcext:value-type="string">
            <text:p>Seconds</text:p>
          </table:table-cell>
          <table:table-cell office:value-type="string" calcext:value-type="string">
            <text:p>Net 843</text:p>
          </table:table-cell>
          <table:table-cell office:value-type="string" calcext:value-type="string">
            <text:p>Error 843</text:p>
          </table:table-cell>
          <table:table-cell office:value-type="string" calcext:value-type="string">
            <text:p>Net 1014</text:p>
          </table:table-cell>
          <table:table-cell office:value-type="string" calcext:value-type="string">
            <text:p>Error 1014</text:p>
          </table:table-cell>
          <table:table-cell office:value-type="string" calcext:value-type="string">
            <text:p>Net 1779</text:p>
          </table:table-cell>
          <table:table-cell office:value-type="string" calcext:value-type="string">
            <text:p>Error 1779</text:p>
          </table:table-cell>
          <table:table-cell table:number-columns-repeated="8"/>
          <table:table-cell table:formula="of:=TIME(9;58;45)" office:value-type="time" office:time-value="PT09H58M45S" calcext:value-type="time">
            <text:p>09:58:45 AM</text:p>
          </table:table-cell>
          <table:table-cell table:formula="of:=([.Q5]-[.$Q$2])*24*60*60" office:value-type="float" office:value="421.999999999997" calcext:value-type="float">
            <text:p>422</text:p>
          </table:table-cell>
          <table:table-cell office:value-type="float" office:value="1316" calcext:value-type="float">
            <text:p>1316</text:p>
          </table:table-cell>
          <table:table-cell office:value-type="float" office:value="142" calcext:value-type="float">
            <text:p>142</text:p>
          </table:table-cell>
          <table:table-cell office:value-type="float" office:value="459" calcext:value-type="float">
            <text:p>459</text:p>
          </table:table-cell>
          <table:table-cell office:value-type="float" office:value="117" calcext:value-type="float">
            <text:p>117</text:p>
          </table:table-cell>
          <table:table-cell office:value-type="float" office:value="-114" calcext:value-type="float">
            <text:p>-1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formula="of:=TIME(9;11;9)" office:value-type="time" office:time-value="PT09H11M09S" calcext:value-type="time">
            <text:p>09:11:09 AM</text:p>
          </table:table-cell>
          <table:table-cell table:formula="of:=([.A6]-[.$A$6])*24*60*60"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office:value-type="float" office:value="99" calcext:value-type="float">
            <text:p>99</text:p>
          </table:table-cell>
          <table:table-cell office:value-type="float" office:value="-10" calcext:value-type="float">
            <text:p>-10</text:p>
          </table:table-cell>
          <table:table-cell office:value-type="float" office:value="91" calcext:value-type="float">
            <text:p>91</text:p>
          </table:table-cell>
          <table:table-cell office:value-type="float" office:value="613" calcext:value-type="float">
            <text:p>613</text:p>
          </table:table-cell>
          <table:table-cell office:value-type="float" office:value="64" calcext:value-type="float">
            <text:p>64</text:p>
          </table:table-cell>
          <table:table-cell table:number-columns-repeated="8"/>
          <table:table-cell table:formula="of:=TIME(10;1;11)" office:value-type="time" office:time-value="PT10H01M11S" calcext:value-type="time">
            <text:p>10:01:11 AM</text:p>
          </table:table-cell>
          <table:table-cell table:formula="of:=([.Q6]-[.$Q$2])*24*60*60" office:value-type="float" office:value="567.999999999999" calcext:value-type="float">
            <text:p>568</text:p>
          </table:table-cell>
          <table:table-cell office:value-type="float" office:value="1133" calcext:value-type="float">
            <text:p>1133</text:p>
          </table:table-cell>
          <table:table-cell office:value-type="float" office:value="140" calcext:value-type="float">
            <text:p>140</text:p>
          </table:table-cell>
          <table:table-cell office:value-type="float" office:value="490" calcext:value-type="float">
            <text:p>490</text:p>
          </table:table-cell>
          <table:table-cell office:value-type="float" office:value="117" calcext:value-type="float">
            <text:p>117</text:p>
          </table:table-cell>
          <table:table-cell office:value-type="float" office:value="-51" calcext:value-type="float">
            <text:p>-5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formula="of:=TIME(9;12;43)" office:value-type="time" office:time-value="PT09H12M43S" calcext:value-type="time">
            <text:p>09:12:43 AM</text:p>
          </table:table-cell>
          <table:table-cell table:formula="of:=([.A7]-[.$A$6])*24*60*60" office:value-type="float" office:value="94.0000000000019" calcext:value-type="float">
            <text:p>94</text:p>
          </table:table-cell>
          <table:table-cell office:value-type="float" office:value="586" calcext:value-type="float">
            <text:p>586</text:p>
          </table:table-cell>
          <table:table-cell office:value-type="float" office:value="86" calcext:value-type="float">
            <text:p>86</text:p>
          </table:table-cell>
          <table:table-cell office:value-type="float" office:value="122" calcext:value-type="float">
            <text:p>122</text:p>
          </table:table-cell>
          <table:table-cell office:value-type="float" office:value="75" calcext:value-type="float">
            <text:p>75</text:p>
          </table:table-cell>
          <table:table-cell office:value-type="float" office:value="382" calcext:value-type="float">
            <text:p>382</text:p>
          </table:table-cell>
          <table:table-cell office:value-type="float" office:value="57" calcext:value-type="float">
            <text:p>57</text:p>
          </table:table-cell>
          <table:table-cell table:number-columns-repeated="8"/>
          <table:table-cell table:formula="of:=TIME(10;3;23)" office:value-type="time" office:time-value="PT10H03M23S" calcext:value-type="time">
            <text:p>10:03:23 AM</text:p>
          </table:table-cell>
          <table:table-cell table:formula="of:=([.Q7]-[.$Q$2])*24*60*60" office:value-type="float" office:value="699.999999999996" calcext:value-type="float">
            <text:p>700</text:p>
          </table:table-cell>
          <table:table-cell office:value-type="float" office:value="859" calcext:value-type="float">
            <text:p>859</text:p>
          </table:table-cell>
          <table:table-cell office:value-type="float" office:value="138" calcext:value-type="float">
            <text:p>138</text:p>
          </table:table-cell>
          <table:table-cell office:value-type="float" office:value="159" calcext:value-type="float">
            <text:p>159</text:p>
          </table:table-cell>
          <table:table-cell office:value-type="float" office:value="126" calcext:value-type="float">
            <text:p>126</text:p>
          </table:table-cell>
          <table:table-cell office:value-type="float" office:value="254" calcext:value-type="float">
            <text:p>25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formula="of:=TIME(9;14;11)" office:value-type="time" office:time-value="PT09H14M11S" calcext:value-type="time">
            <text:p>09:14:11 AM</text:p>
          </table:table-cell>
          <table:table-cell table:formula="of:=([.A8]-[.$A$6])*24*60*60" office:value-type="float" office:value="182.000000000003" calcext:value-type="float">
            <text:p>182</text:p>
          </table:table-cell>
          <table:table-cell office:value-type="float" office:value="371" calcext:value-type="float">
            <text:p>371</text:p>
          </table:table-cell>
          <table:table-cell office:value-type="float" office:value="88" calcext:value-type="float">
            <text:p>88</text:p>
          </table:table-cell>
          <table:table-cell office:value-type="float" office:value="118" calcext:value-type="float">
            <text:p>118</text:p>
          </table:table-cell>
          <table:table-cell office:value-type="float" office:value="67" calcext:value-type="float">
            <text:p>67</text:p>
          </table:table-cell>
          <table:table-cell office:value-type="float" office:value="266" calcext:value-type="float">
            <text:p>266</text:p>
          </table:table-cell>
          <table:table-cell office:value-type="float" office:value="44" calcext:value-type="float">
            <text:p>44</text:p>
          </table:table-cell>
          <table:table-cell table:number-columns-repeated="8"/>
          <table:table-cell table:formula="of:=TIME(10;5;37)" office:value-type="time" office:time-value="PT10H05M37S" calcext:value-type="time">
            <text:p>10:05:37 AM</text:p>
          </table:table-cell>
          <table:table-cell table:formula="of:=([.Q8]-[.$Q$2])*24*60*60" office:value-type="float" office:value="833.999999999996" calcext:value-type="float">
            <text:p>834</text:p>
          </table:table-cell>
          <table:table-cell office:value-type="float" office:value="838" calcext:value-type="float">
            <text:p>838</text:p>
          </table:table-cell>
          <table:table-cell office:value-type="float" office:value="130" calcext:value-type="float">
            <text:p>130</text:p>
          </table:table-cell>
          <table:table-cell office:value-type="float" office:value="78" calcext:value-type="float">
            <text:p>78</text:p>
          </table:table-cell>
          <table:table-cell office:value-type="float" office:value="125" calcext:value-type="float">
            <text:p>125</text:p>
          </table:table-cell>
          <table:table-cell office:value-type="float" office:value="-18" calcext:value-type="float">
            <text:p>-1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formula="of:=TIME(9;15;18)" office:value-type="time" office:time-value="PT09H15M18S" calcext:value-type="time">
            <text:p>09:15:18 AM</text:p>
          </table:table-cell>
          <table:table-cell table:formula="of:=([.A9]-[.$A$6])*24*60*60" office:value-type="float" office:value="249.000000000001" calcext:value-type="float">
            <text:p>249</text:p>
          </table:table-cell>
          <table:table-cell office:value-type="float" office:value="515" calcext:value-type="float">
            <text:p>515</text:p>
          </table:table-cell>
          <table:table-cell office:value-type="float" office:value="76" calcext:value-type="float">
            <text:p>76</text:p>
          </table:table-cell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 office:value-type="float" office:value="119" calcext:value-type="float">
            <text:p>119</text:p>
          </table:table-cell>
          <table:table-cell office:value-type="float" office:value="43" calcext:value-type="float">
            <text:p>43</text:p>
          </table:table-cell>
          <table:table-cell table:number-columns-repeated="8"/>
          <table:table-cell table:formula="of:=TIME(10;7;58)" office:value-type="time" office:time-value="PT10H07M58S" calcext:value-type="time">
            <text:p>10:07:58 AM</text:p>
          </table:table-cell>
          <table:table-cell table:formula="of:=([.Q9]-[.$Q$2])*24*60*60" office:value-type="float" office:value="974.999999999999" calcext:value-type="float">
            <text:p>975</text:p>
          </table:table-cell>
          <table:table-cell office:value-type="float" office:value="739" calcext:value-type="float">
            <text:p>739</text:p>
          </table:table-cell>
          <table:table-cell office:value-type="float" office:value="130" calcext:value-type="float">
            <text:p>130</text:p>
          </table:table-cell>
          <table:table-cell office:value-type="float" office:value="410" calcext:value-type="float">
            <text:p>410</text:p>
          </table:table-cell>
          <table:table-cell office:value-type="float" office:value="107" calcext:value-type="float">
            <text:p>107</text:p>
          </table:table-cell>
          <table:table-cell office:value-type="float" office:value="144" calcext:value-type="float">
            <text:p>14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TIME(9;16;36)" office:value-type="time" office:time-value="PT09H16M36S" calcext:value-type="time">
            <text:p>09:16:36 AM</text:p>
          </table:table-cell>
          <table:table-cell table:formula="of:=([.A10]-[.$A$6])*24*60*60" office:value-type="float" office:value="327.000000000003" calcext:value-type="float">
            <text:p>327</text:p>
          </table:table-cell>
          <table:table-cell office:value-type="float" office:value="299" calcext:value-type="float">
            <text:p>299</text:p>
          </table:table-cell>
          <table:table-cell office:value-type="float" office:value="84" calcext:value-type="float">
            <text:p>84</text:p>
          </table:table-cell>
          <table:table-cell office:value-type="float" office:value="154" calcext:value-type="float">
            <text:p>154</text:p>
          </table:table-cell>
          <table:table-cell office:value-type="float" office:value="56" calcext:value-type="float">
            <text:p>56</text:p>
          </table:table-cell>
          <table:table-cell office:value-type="float" office:value="167" calcext:value-type="float">
            <text:p>167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table:formula="of:=TIME(10;10;12)" office:value-type="time" office:time-value="PT10H10M12S" calcext:value-type="time">
            <text:p>10:10:12 AM</text:p>
          </table:table-cell>
          <table:table-cell table:formula="of:=([.Q10]-[.$Q$2])*24*60*60" office:value-type="float" office:value="1109" calcext:value-type="float">
            <text:p>1109</text:p>
          </table:table-cell>
          <table:table-cell office:value-type="float" office:value="756" calcext:value-type="float">
            <text:p>756</text:p>
          </table:table-cell>
          <table:table-cell office:value-type="float" office:value="124" calcext:value-type="float">
            <text:p>124</text:p>
          </table:table-cell>
          <table:table-cell office:value-type="float" office:value="-18" calcext:value-type="float">
            <text:p>-18</text:p>
          </table:table-cell>
          <table:table-cell office:value-type="float" office:value="124" calcext:value-type="float">
            <text:p>124</text:p>
          </table:table-cell>
          <table:table-cell office:value-type="float" office:value="175" calcext:value-type="float">
            <text:p>17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formula="of:=TIME(9;17;45)" office:value-type="time" office:time-value="PT09H17M45S" calcext:value-type="time">
            <text:p>09:17:45 AM</text:p>
          </table:table-cell>
          <table:table-cell table:formula="of:=([.A11]-[.$A$6])*24*60*60" office:value-type="float" office:value="396" calcext:value-type="float">
            <text:p>396</text:p>
          </table:table-cell>
          <table:table-cell office:value-type="float" office:value="260" calcext:value-type="float">
            <text:p>260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table:number-columns-repeated="8"/>
          <table:table-cell table:formula="of:=TIME(10;12;24)" office:value-type="time" office:time-value="PT10H12M24S" calcext:value-type="time">
            <text:p>10:12:24 AM</text:p>
          </table:table-cell>
          <table:table-cell table:formula="of:=([.Q11]-[.$Q$2])*24*60*60" office:value-type="float" office:value="1241" calcext:value-type="float">
            <text:p>1241</text:p>
          </table:table-cell>
          <table:table-cell office:value-type="float" office:value="438" calcext:value-type="float">
            <text:p>438</text:p>
          </table:table-cell>
          <table:table-cell office:value-type="float" office:value="128" calcext:value-type="float">
            <text:p>128</text:p>
          </table:table-cell>
          <table:table-cell office:value-type="float" office:value="113" calcext:value-type="float">
            <text:p>113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formula="of:=TIME(9;18;51)" office:value-type="time" office:time-value="PT09H18M51S" calcext:value-type="time">
            <text:p>09:18:51 AM</text:p>
          </table:table-cell>
          <table:table-cell table:formula="of:=([.A12]-[.$A$6])*24*60*60" office:value-type="float" office:value="462" calcext:value-type="float">
            <text:p>462</text:p>
          </table:table-cell>
          <table:table-cell office:value-type="float" office:value="270" calcext:value-type="float">
            <text:p>270</text:p>
          </table:table-cell>
          <table:table-cell office:value-type="float" office:value="78" calcext:value-type="float">
            <text:p>78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table:number-columns-repeated="8"/>
          <table:table-cell table:formula="of:=TIME(10;14;38)" office:value-type="time" office:time-value="PT10H14M38S" calcext:value-type="time">
            <text:p>10:14:38 AM</text:p>
          </table:table-cell>
          <table:table-cell table:formula="of:=([.Q12]-[.$Q$2])*24*60*60" office:value-type="float" office:value="1375" calcext:value-type="float">
            <text:p>1375</text:p>
          </table:table-cell>
          <table:table-cell office:value-type="float" office:value="676" calcext:value-type="float">
            <text:p>676</text:p>
          </table:table-cell>
          <table:table-cell office:value-type="float" office:value="119" calcext:value-type="float">
            <text:p>119</text:p>
          </table:table-cell>
          <table:table-cell office:value-type="float" office:value="-38" calcext:value-type="float">
            <text:p>-38</text:p>
          </table:table-cell>
          <table:table-cell office:value-type="float" office:value="121" calcext:value-type="float">
            <text:p>121</text:p>
          </table:table-cell>
          <table:table-cell office:value-type="float" office:value="197" calcext:value-type="float">
            <text:p>19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formula="of:=TIME(9;20;12)" office:value-type="time" office:time-value="PT09H20M12S" calcext:value-type="time">
            <text:p>09:20:12 AM</text:p>
          </table:table-cell>
          <table:table-cell table:formula="of:=([.A13]-[.$A$6])*24*60*60" office:value-type="float" office:value="542.999999999999" calcext:value-type="float">
            <text:p>543</text:p>
          </table:table-cell>
          <table:table-cell office:value-type="float" office:value="160" calcext:value-type="float">
            <text:p>160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table:number-columns-repeated="8"/>
          <table:table-cell table:formula="of:=TIME(10;16;52)" office:value-type="time" office:time-value="PT10H16M52S" calcext:value-type="time">
            <text:p>10:16:52 AM</text:p>
          </table:table-cell>
          <table:table-cell table:formula="of:=([.Q13]-[.$Q$2])*24*60*60" office:value-type="float" office:value="1509" calcext:value-type="float">
            <text:p>1509</text:p>
          </table:table-cell>
          <table:table-cell office:value-type="float" office:value="320" calcext:value-type="float">
            <text:p>320</text:p>
          </table:table-cell>
          <table:table-cell office:value-type="float" office:value="129" calcext:value-type="float">
            <text:p>129</text:p>
          </table:table-cell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-270" calcext:value-type="float">
            <text:p>-27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table:formula="of:=TIME(9;21;41)" office:value-type="time" office:time-value="PT09H21M41S" calcext:value-type="time">
            <text:p>09:21:41 AM</text:p>
          </table:table-cell>
          <table:table-cell table:formula="of:=([.A14]-[.$A$6])*24*60*60" office:value-type="float" office:value="632.000000000001" calcext:value-type="float">
            <text:p>632</text:p>
          </table:table-cell>
          <table:table-cell office:value-type="float" office:value="147" calcext:value-type="float">
            <text:p>147</text:p>
          </table:table-cell>
          <table:table-cell office:value-type="float" office:value="79" calcext:value-type="float">
            <text:p>79</text:p>
          </table:table-cell>
          <table:table-cell office:value-type="float" office:value="193" calcext:value-type="float">
            <text:p>193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35" calcext:value-type="float">
            <text:p>35</text:p>
          </table:table-cell>
          <table:table-cell table:number-columns-repeated="8"/>
          <table:table-cell table:formula="of:=TIME(10;19;10)" office:value-type="time" office:time-value="PT10H19M10S" calcext:value-type="time">
            <text:p>10:19:10 AM</text:p>
          </table:table-cell>
          <table:table-cell table:formula="of:=([.Q14]-[.$Q$2])*24*60*60" office:value-type="float" office:value="1647" calcext:value-type="float">
            <text:p>1647</text:p>
          </table:table-cell>
          <table:table-cell office:value-type="float" office:value="312" calcext:value-type="float">
            <text:p>312</text:p>
          </table:table-cell>
          <table:table-cell office:value-type="float" office:value="126" calcext:value-type="float">
            <text:p>126</text:p>
          </table:table-cell>
          <table:table-cell office:value-type="float" office:value="-24" calcext:value-type="float">
            <text:p>-24</text:p>
          </table:table-cell>
          <table:table-cell office:value-type="float" office:value="120" calcext:value-type="float">
            <text:p>120</text:p>
          </table:table-cell>
          <table:table-cell office:value-type="float" office:value="-103" calcext:value-type="float">
            <text:p>-10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formula="of:=TIME(9;22;59)" office:value-type="time" office:time-value="PT09H22M59S" calcext:value-type="time">
            <text:p>09:22:59 AM</text:p>
          </table:table-cell>
          <table:table-cell table:formula="of:=([.A15]-[.$A$6])*24*60*60" office:value-type="float" office:value="709.999999999999" calcext:value-type="float">
            <text:p>710</text:p>
          </table:table-cell>
          <table:table-cell office:value-type="float" office:value="136" calcext:value-type="float">
            <text:p>136</text:p>
          </table:table-cell>
          <table:table-cell office:value-type="float" office:value="78" calcext:value-type="float">
            <text:p>78</text:p>
          </table:table-cell>
          <table:table-cell office:value-type="float" office:value="-58" calcext:value-type="float">
            <text:p>-58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table:number-columns-repeated="8"/>
          <table:table-cell table:formula="of:=TIME(10;21;25)" office:value-type="time" office:time-value="PT10H21M25S" calcext:value-type="time">
            <text:p>10:21:25 AM</text:p>
          </table:table-cell>
          <table:table-cell table:formula="of:=([.Q15]-[.$Q$2])*24*60*60" office:value-type="float" office:value="1782" calcext:value-type="float">
            <text:p>1782</text:p>
          </table:table-cell>
          <table:table-cell office:value-type="float" office:value="412" calcext:value-type="float">
            <text:p>412</text:p>
          </table:table-cell>
          <table:table-cell office:value-type="float" office:value="119" calcext:value-type="float">
            <text:p>119</text:p>
          </table:table-cell>
          <table:table-cell office:value-type="float" office:value="-158" calcext:value-type="float">
            <text:p>-158</text:p>
          </table:table-cell>
          <table:table-cell office:value-type="float" office:value="123" calcext:value-type="float">
            <text:p>123</text:p>
          </table:table-cell>
          <table:table-cell office:value-type="float" office:value="-22" calcext:value-type="float">
            <text:p>-2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formula="of:=TIME(9;24;11)" office:value-type="time" office:time-value="PT09H24M11S" calcext:value-type="time">
            <text:p>09:24:11 AM</text:p>
          </table:table-cell>
          <table:table-cell table:formula="of:=([.A16]-[.$A$6])*24*60*60" office:value-type="float" office:value="782.000000000001" calcext:value-type="float">
            <text:p>782</text:p>
          </table:table-cell>
          <table:table-cell office:value-type="float" office:value="243" calcext:value-type="float">
            <text:p>243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table:number-columns-repeated="8"/>
          <table:table-cell table:formula="of:=TIME(10;23;55)" office:value-type="time" office:time-value="PT10H23M55S" calcext:value-type="time">
            <text:p>10:23:55 AM</text:p>
          </table:table-cell>
          <table:table-cell table:formula="of:=([.Q16]-[.$Q$2])*24*60*60" office:value-type="float" office:value="1932" calcext:value-type="float">
            <text:p>1932</text:p>
          </table:table-cell>
          <table:table-cell office:value-type="float" office:value="211" calcext:value-type="float">
            <text:p>211</text:p>
          </table:table-cell>
          <table:table-cell office:value-type="float" office:value="127" calcext:value-type="float">
            <text:p>127</text:p>
          </table:table-cell>
          <table:table-cell office:value-type="float" office:value="160" calcext:value-type="float">
            <text:p>160</text:p>
          </table:table-cell>
          <table:table-cell office:value-type="float" office:value="111" calcext:value-type="float">
            <text:p>111</text:p>
          </table:table-cell>
          <table:table-cell office:value-type="float" office:value="30" calcext:value-type="float">
            <text:p>3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formula="of:=TIME(9;25;21)" office:value-type="time" office:time-value="PT09H25M21S" calcext:value-type="time">
            <text:p>09:25:21 AM</text:p>
          </table:table-cell>
          <table:table-cell table:formula="of:=([.A17]-[.$A$6])*24*60*60" office:value-type="float" office:value="851.999999999999" calcext:value-type="float">
            <text:p>852</text:p>
          </table:table-cell>
          <table:table-cell office:value-type="float" office:value="202" calcext:value-type="float">
            <text:p>202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table:number-columns-repeated="8"/>
          <table:table-cell table:formula="of:=TIME(10;26;38)" office:value-type="time" office:time-value="PT10H26M38S" calcext:value-type="time">
            <text:p>10:26:38 AM</text:p>
          </table:table-cell>
          <table:table-cell table:formula="of:=([.Q17]-[.$Q$2])*24*60*60" office:value-type="float" office:value="2095" calcext:value-type="float">
            <text:p>2095</text:p>
          </table:table-cell>
          <table:table-cell office:value-type="float" office:value="68" calcext:value-type="float">
            <text:p>68</text:p>
          </table:table-cell>
          <table:table-cell office:value-type="float" office:value="128" calcext:value-type="float">
            <text:p>128</text:p>
          </table:table-cell>
          <table:table-cell office:value-type="float" office:value="-113" calcext:value-type="float">
            <text:p>-113</text:p>
          </table:table-cell>
          <table:table-cell office:value-type="float" office:value="122" calcext:value-type="float">
            <text:p>122</text:p>
          </table:table-cell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formula="of:=TIME(9;26;27)" office:value-type="time" office:time-value="PT09H26M27S" calcext:value-type="time">
            <text:p>09:26:27 AM</text:p>
          </table:table-cell>
          <table:table-cell table:formula="of:=([.A18]-[.$A$6])*24*60*60" office:value-type="float" office:value="918" calcext:value-type="float">
            <text:p>918</text:p>
          </table:table-cell>
          <table:table-cell office:value-type="float" office:value="157" calcext:value-type="float">
            <text:p>157</text:p>
          </table:table-cell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table:number-columns-repeated="8"/>
          <table:table-cell table:formula="of:=TIME(10;29;1)" office:value-type="time" office:time-value="PT10H29M01S" calcext:value-type="time">
            <text:p>10:29:01 AM</text:p>
          </table:table-cell>
          <table:table-cell table:formula="of:=([.Q18]-[.$Q$2])*24*60*60" office:value-type="float" office:value="2238" calcext:value-type="float">
            <text:p>2238</text:p>
          </table:table-cell>
          <table:table-cell office:value-type="float" office:value="189" calcext:value-type="float">
            <text:p>189</text:p>
          </table:table-cell>
          <table:table-cell office:value-type="float" office:value="119" calcext:value-type="float">
            <text:p>119</text:p>
          </table:table-cell>
          <table:table-cell office:value-type="float" office:value="-126" calcext:value-type="float">
            <text:p>-126</text:p>
          </table:table-cell>
          <table:table-cell office:value-type="float" office:value="122" calcext:value-type="float">
            <text:p>122</text:p>
          </table:table-cell>
          <table:table-cell office:value-type="float" office:value="-42" calcext:value-type="float">
            <text:p>-4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TIME(9;27;35)" office:value-type="time" office:time-value="PT09H27M35S" calcext:value-type="time">
            <text:p>09:27:35 AM</text:p>
          </table:table-cell>
          <table:table-cell table:formula="of:=([.A19]-[.$A$6])*24*60*60" office:value-type="float" office:value="985.999999999999" calcext:value-type="float">
            <text:p>986</text:p>
          </table:table-cell>
          <table:table-cell office:value-type="float" office:value="148" calcext:value-type="float">
            <text:p>148</text:p>
          </table:table-cell>
          <table:table-cell office:value-type="float" office:value="69" calcext:value-type="float">
            <text:p>69</text:p>
          </table:table-cell>
          <table:table-cell office:value-type="float" office:value="-87" calcext:value-type="float">
            <text:p>-87</text:p>
          </table:table-cell>
          <table:table-cell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table:number-columns-repeated="8"/>
          <table:table-cell table:formula="of:=TIME(10;31;24)" office:value-type="time" office:time-value="PT10H31M24S" calcext:value-type="time">
            <text:p>10:31:24 AM</text:p>
          </table:table-cell>
          <table:table-cell table:formula="of:=([.Q19]-[.$Q$2])*24*60*60" office:value-type="float" office:value="2381" calcext:value-type="float">
            <text:p>2381</text:p>
          </table:table-cell>
          <table:table-cell office:value-type="float" office:value="63" calcext:value-type="float">
            <text:p>63</text:p>
          </table:table-cell>
          <table:table-cell office:value-type="float" office:value="124" calcext:value-type="float">
            <text:p>124</text:p>
          </table:table-cell>
          <table:table-cell office:value-type="float" office:value="-39" calcext:value-type="float">
            <text:p>-39</text:p>
          </table:table-cell>
          <table:table-cell office:value-type="float" office:value="117" calcext:value-type="float">
            <text:p>117</text:p>
          </table:table-cell>
          <table:table-cell office:value-type="float" office:value="71" calcext:value-type="float">
            <text:p>7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TIME(9;28;43)" office:value-type="time" office:time-value="PT09H28M43S" calcext:value-type="time">
            <text:p>09:28:43 AM</text:p>
          </table:table-cell>
          <table:table-cell table:formula="of:=([.A20]-[.$A$6])*24*60*60" office:value-type="float" office:value="1054" calcext:value-type="float">
            <text:p>1054</text:p>
          </table:table-cell>
          <table:table-cell office:value-type="float" office:value="114" calcext:value-type="float">
            <text:p>114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table:number-columns-repeated="8"/>
          <table:table-cell table:formula="of:=TIME(10;33;42)" office:value-type="time" office:time-value="PT10H33M42S" calcext:value-type="time">
            <text:p>10:33:42 AM</text:p>
          </table:table-cell>
          <table:table-cell table:formula="of:=([.Q20]-[.$Q$2])*24*60*60" office:value-type="float" office:value="2519" calcext:value-type="float">
            <text:p>2519</text:p>
          </table:table-cell>
          <table:table-cell office:value-type="float" office:value="-63" calcext:value-type="float">
            <text:p>-63</text:p>
          </table:table-cell>
          <table:table-cell office:value-type="float" office:value="124" calcext:value-type="float">
            <text:p>124</text:p>
          </table:table-cell>
          <table:table-cell office:value-type="float" office:value="139" calcext:value-type="float">
            <text:p>139</text:p>
          </table:table-cell>
          <table:table-cell office:value-type="float" office:value="109" calcext:value-type="float">
            <text:p>109</text:p>
          </table:table-cell>
          <table:table-cell office:value-type="float" office:value="19" calcext:value-type="float">
            <text:p>1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formula="of:=TIME(9;29;54)" office:value-type="time" office:time-value="PT09H29M54S" calcext:value-type="time">
            <text:p>09:29:54 AM</text:p>
          </table:table-cell>
          <table:table-cell table:formula="of:=([.A21]-[.$A$6])*24*60*60" office:value-type="float" office:value="1125" calcext:value-type="float">
            <text:p>1125</text:p>
          </table:table-cell>
          <table:table-cell office:value-type="float" office:value="205" calcext:value-type="float">
            <text:p>205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-46" calcext:value-type="float">
            <text:p>-46</text:p>
          </table:table-cell>
          <table:table-cell office:value-type="float" office:value="48" calcext:value-type="float">
            <text:p>48</text:p>
          </table:table-cell>
          <table:table-cell table:number-columns-repeated="8"/>
          <table:table-cell table:style-name="Default"/>
          <table:table-cell table:number-columns-repeated="7"/>
        </table:table-row>
        <table:table-row table:style-name="ro1">
          <table:table-cell table:formula="of:=TIME(9;31;5)" office:value-type="time" office:time-value="PT09H31M05S" calcext:value-type="time">
            <text:p>09:31:05 AM</text:p>
          </table:table-cell>
          <table:table-cell table:formula="of:=([.A22]-[.$A$6])*24*60*60" office:value-type="float" office:value="1196" calcext:value-type="float">
            <text:p>1196</text:p>
          </table:table-cell>
          <table:table-cell office:value-type="float" office:value="-47" calcext:value-type="float">
            <text:p>-47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table:number-columns-repeated="8"/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2T08:45:13.200565222</meta:creation-date>
    <dc:date>2017-03-02T11:25:11.031186561</dc:date>
    <meta:editing-duration>PT22M55S</meta:editing-duration>
    <meta:editing-cycles>4</meta:editing-cycles>
    <meta:generator>LibreOffice/5.1.4.2$Linux_x86 LibreOffice_project/10m0$Build-2</meta:generator>
    <meta:document-statistic meta:table-count="1" meta:cell-count="32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6cm" svg:y="4.201cm" style:legend-expansion="high" chart:style-name="ch2"/>
        <chart:plot-area chart:style-name="ch3" table:cell-range-address="Sheet1.B6:Sheet1.C21" svg:x="0.32cm" svg:y="0.18cm" svg:width="13.097cm" svg:height="8.64cm">
          <chartooo:coordinate-region svg:x="1.127cm" svg:y="0.379cm" svg:width="11.91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6:Sheet1.C21" chart:class="chart:scatter">
            <chart:domain table:cell-range-address="Sheet1.B6:Sheet1.B21"/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6:Sheet1.B21</svg:desc>
                </draw:g>
              </table:table-cell>
              <table:table-cell office:value-type="float" office:value="465">
                <text:p>465</text:p>
                <draw:g>
                  <svg:desc>Sheet1.C6:Sheet1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4.0000000000019">
                <text:p>94.0000000000019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2.000000000003">
                <text:p>182.000000000003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9.000000000001">
                <text:p>249.000000000001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7.000000000003">
                <text:p>327.000000000003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6">
                <text:p>396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2">
                <text:p>462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2.999999999999">
                <text:p>542.999999999999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2.000000000001">
                <text:p>632.00000000000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9.999999999999">
                <text:p>709.99999999999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82.000000000001">
                <text:p>782.000000000001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51.999999999999">
                <text:p>851.999999999999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18">
                <text:p>91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85.999999999999">
                <text:p>985.99999999999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54">
                <text:p>105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25">
                <text:p>1125</text:p>
              </table:table-cell>
              <table:table-cell office:value-type="float" office:value="205">
                <text:p>2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17cm" svg:y="4.201cm" style:legend-expansion="high" chart:style-name="ch2"/>
        <chart:plot-area chart:style-name="ch3" table:cell-range-address="Sheet1.A1:Sheet1.E2" chart:data-source-has-labels="column" svg:x="0.32cm" svg:y="0.18cm" svg:width="13.778cm" svg:height="8.64cm">
          <chartooo:coordinate-region svg:x="1.127cm" svg:y="0.379cm" svg:width="12.59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E2" chart:label-cell-address="Sheet1.A2:Sheet1.A2" chart:class="chart:scatter">
            <chart:domain table:cell-range-address="Sheet1.B1:Sheet1.E1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662">
                <text:p>662</text:p>
                <draw:g>
                  <svg:desc>Sheet1.B1:Sheet1.E1</svg:desc>
                </draw:g>
              </table:table-cell>
              <table:table-cell office:value-type="float" office:value="1173">
                <text:p>1173</text:p>
              </table:table-cell>
              <table:table-cell office:value-type="float" office:value="1332">
                <text:p>1332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C</text:p>
                <draw:g>
                  <svg:desc>Sheet1.A2:Sheet1.A2</svg:desc>
                </draw:g>
              </table:table-cell>
              <table:table-cell office:value-type="float" office:value="302">
                <text:p>302</text:p>
                <draw:g>
                  <svg:desc>Sheet1.B2:Sheet1.E2</svg:desc>
                </draw:g>
              </table:table-cell>
              <table:table-cell office:value-type="float" office:value="522">
                <text:p>522</text:p>
              </table:table-cell>
              <table:table-cell office:value-type="float" office:value="591">
                <text:p>591</text:p>
              </table:table-cell>
              <table:table-cell office:value-type="float" office:value="645">
                <text:p>6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735cm" svg:y="4.203cm" style:legend-expansion="high" chart:style-name="ch2"/>
        <chart:plot-area chart:style-name="ch3" table:cell-range-address="Sheet1.R2:Sheet1.R8 Sheet1.U2:Sheet1.U8" svg:x="0.319cm" svg:y="0.18cm" svg:width="13.097cm" svg:height="8.645cm">
          <chartooo:coordinate-region svg:x="1.126cm" svg:y="0.38cm" svg:width="12.01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U2:Sheet1.U8" chart:class="chart:scatter">
            <chart:domain table:cell-range-address="Sheet1.R2:Sheet1.R8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R2:Sheet1.R8</svg:desc>
                </draw:g>
              </table:table-cell>
              <table:table-cell office:value-type="float" office:value="563">
                <text:p>563</text:p>
                <draw:g>
                  <svg:desc>Sheet1.U2:Sheet1.U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1.999999999998">
                <text:p>151.999999999998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5.999999999998">
                <text:p>285.999999999998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1.999999999997">
                <text:p>421.999999999997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7.999999999999">
                <text:p>567.9999999999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99.999999999996">
                <text:p>699.99999999999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33.999999999996">
                <text:p>833.999999999996</text:p>
              </table:table-cell>
              <table:table-cell office:value-type="float" office:value="78">
                <text:p>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708cm" svg:y="4.203cm" style:legend-expansion="high" chart:style-name="ch2"/>
        <chart:plot-area chart:style-name="ch3" table:cell-range-address="Sheet1.B6:Sheet1.B20 Sheet1.G6:Sheet1.G20" svg:x="0.319cm" svg:y="0.18cm" svg:width="13.07cm" svg:height="8.645cm">
          <chartooo:coordinate-region svg:x="1.126cm" svg:y="0.38cm" svg:width="11.891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6:Sheet1.G20" chart:class="chart:scatter">
            <chart:domain table:cell-range-address="Sheet1.B6:Sheet1.B20"/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6:Sheet1.B20</svg:desc>
                </draw:g>
              </table:table-cell>
              <table:table-cell office:value-type="float" office:value="613">
                <text:p>613</text:p>
                <draw:g>
                  <svg:desc>Sheet1.G6:Sheet1.G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4.0000000000019">
                <text:p>94.0000000000019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2.000000000003">
                <text:p>182.000000000003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9.000000000001">
                <text:p>249.00000000000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7.000000000003">
                <text:p>327.00000000000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6">
                <text:p>39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2">
                <text:p>46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2.999999999999">
                <text:p>542.99999999999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2.000000000001">
                <text:p>632.00000000000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9.999999999999">
                <text:p>709.99999999999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82.000000000001">
                <text:p>782.00000000000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51.999999999999">
                <text:p>851.99999999999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18">
                <text:p>91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85.999999999999">
                <text:p>985.99999999999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54">
                <text:p>1054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